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6226907228300159094"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1026088969245697288"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3086428576860890856"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7732480486308435708"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41083554023696645"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272225811181599242"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2537775488144821930"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3091473811613967450"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5483268" text:continue-list="list2537775488144821930"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888351847633514336"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97927"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96221"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5498317" text:continue-numbering="true" text:style-name="L9">
        <text:list-item>
          <text:list>
            <text:list-header>
              <text:p text:style-name="P186">Warm down: <text:span text:style-name="T2">0.25 mile jog home</text:span></text:p>
              <text:p text:style-name="P187"/>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5506837"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01544"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7007111838095446441"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1728510157468754615"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81159920591489723"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08384"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726266926046011120"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849398129147262977"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738698238259356576" text:style-name="L15">
        <text:list-item>
          <text:list>
            <text:list-header>
              <text:p text:style-name="P169">1.5 miles averaging about 9:40/mile and rest 1 min</text:p>
            </text:list-header>
          </text:list>
        </text:list-item>
      </text:list>
      <text:p text:style-name="P23">1 mile in 8:26 and rest 2 min</text:p>
      <text:list xml:id="list2648541279125022854"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01739703696835150"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07726"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4675318381232263122"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852985886360907066"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8086208297232854996"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5490003" text:continue-list="list1852985886360907066" text:style-name="L19">
        <text:list-item>
          <text:list>
            <text:list-header>
              <text:p text:style-name="P173">(Pace*HR)=1240</text:p>
            </text:list-header>
          </text:list>
        </text:list-item>
      </text:list>
      <text:list xml:id="list35500921" text:continue-list="list4675318381232263122" text:style-name="L18">
        <text:list-item>
          <text:list>
            <text:list-header>
              <text:p text:style-name="P172">2 miles at 10:46/mile Ave HR= 121 bpm and rest a few minutes</text:p>
            </text:list-header>
          </text:list>
        </text:list-item>
      </text:list>
      <text:list xml:id="list35489690" text:continue-list="list35490003"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5495984"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118950149264659126"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277159550312985535"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758691769735765186"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7671105206803716964" text:style-name="L24">
        <text:list-item>
          <text:p text:style-name="P190">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48133803171412520"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07611937076392181"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5496976"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506909"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959806654801009764"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856760940317301617" text:style-name="L28">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0T15:24:47.95</dc:date>
    <dc:creator>James Lombardi</dc:creator>
    <meta:editing-duration>P18DT18H45M39S</meta:editing-duration>
    <meta:editing-cycles>1437</meta:editing-cycles>
    <meta:generator>OpenOffice/4.1.2$Win32 OpenOffice.org_project/412m3$Build-9782</meta:generator>
    <meta:document-statistic meta:table-count="0" meta:image-count="9" meta:object-count="0" meta:page-count="152" meta:paragraph-count="4326" meta:word-count="47303" meta:character-count="243098"/>
  </office:meta>
</office:document-meta>
</file>